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6.837cm" style:rel-column-width="16176*"/>
    </style:style>
    <style:style style:name="Таблица1.B" style:family="table-column">
      <style:table-column-properties style:column-width="20.863cm" style:rel-column-width="4935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72ef" officeooo:paragraph-rsid="000f72ef"/>
    </style:style>
    <style:style style:name="P2" style:family="paragraph" style:parent-style-name="Standard">
      <style:text-properties fo:font-weight="bold" officeooo:rsid="000f72ef" officeooo:paragraph-rsid="000f72ef" style:font-weight-asian="bold" style:font-weight-complex="bold"/>
    </style:style>
    <style:style style:name="P3" style:family="paragraph" style:parent-style-name="Standard">
      <style:text-properties officeooo:rsid="0024b852" officeooo:paragraph-rsid="0024b852"/>
    </style:style>
    <style:style style:name="P4" style:family="paragraph" style:parent-style-name="Table_20_Contents">
      <style:text-properties officeooo:rsid="000f72ef" officeooo:paragraph-rsid="000f72ef"/>
    </style:style>
    <style:style style:name="P5" style:family="paragraph" style:parent-style-name="Table_20_Contents">
      <style:text-properties officeooo:rsid="000f72ef" officeooo:paragraph-rsid="00170e6d"/>
    </style:style>
    <style:style style:name="P6" style:family="paragraph" style:parent-style-name="Table_20_Contents">
      <style:text-properties officeooo:rsid="000f72ef" officeooo:paragraph-rsid="001807a9"/>
    </style:style>
    <style:style style:name="P7" style:family="paragraph" style:parent-style-name="Table_20_Contents">
      <style:text-properties officeooo:rsid="000f72ef" officeooo:paragraph-rsid="00198629"/>
    </style:style>
    <style:style style:name="P8" style:family="paragraph" style:parent-style-name="Table_20_Contents">
      <style:text-properties officeooo:rsid="000f72ef" officeooo:paragraph-rsid="002394b2"/>
    </style:style>
    <style:style style:name="P9" style:family="paragraph" style:parent-style-name="Table_20_Contents">
      <style:text-properties officeooo:rsid="0010cba1" officeooo:paragraph-rsid="0010cba1"/>
    </style:style>
    <style:style style:name="P10" style:family="paragraph" style:parent-style-name="Table_20_Contents">
      <style:text-properties officeooo:rsid="0010cba1" officeooo:paragraph-rsid="00170e6d"/>
    </style:style>
    <style:style style:name="P11" style:family="paragraph" style:parent-style-name="Table_20_Contents">
      <style:text-properties officeooo:rsid="00127582" officeooo:paragraph-rsid="00127582"/>
    </style:style>
    <style:style style:name="P12" style:family="paragraph" style:parent-style-name="Table_20_Contents">
      <style:text-properties officeooo:rsid="0014715b" officeooo:paragraph-rsid="00170e6d"/>
    </style:style>
    <style:style style:name="P13" style:family="paragraph" style:parent-style-name="Table_20_Contents">
      <style:text-properties officeooo:rsid="001b5c06" officeooo:paragraph-rsid="001b5c06"/>
    </style:style>
    <style:style style:name="P14" style:family="paragraph" style:parent-style-name="Table_20_Contents">
      <style:text-properties officeooo:rsid="001bcef3" officeooo:paragraph-rsid="001bcef3"/>
    </style:style>
    <style:style style:name="P15" style:family="paragraph" style:parent-style-name="Table_20_Contents">
      <style:text-properties officeooo:rsid="001d8802" officeooo:paragraph-rsid="001d8802"/>
    </style:style>
    <style:style style:name="P16" style:family="paragraph" style:parent-style-name="Table_20_Contents">
      <style:text-properties officeooo:rsid="001e894c" officeooo:paragraph-rsid="001e894c"/>
    </style:style>
    <style:style style:name="P17" style:family="paragraph" style:parent-style-name="Table_20_Contents">
      <style:text-properties officeooo:rsid="001f1ddd" officeooo:paragraph-rsid="001f1ddd"/>
    </style:style>
    <style:style style:name="P18" style:family="paragraph" style:parent-style-name="Table_20_Contents">
      <style:text-properties officeooo:rsid="00202394" officeooo:paragraph-rsid="00202394"/>
    </style:style>
    <style:style style:name="P19" style:family="paragraph" style:parent-style-name="Table_20_Contents">
      <style:text-properties officeooo:rsid="0021a4b7" officeooo:paragraph-rsid="0021a4b7"/>
    </style:style>
    <style:style style:name="P20" style:family="paragraph" style:parent-style-name="Table_20_Contents">
      <style:text-properties officeooo:rsid="0022c5bd" officeooo:paragraph-rsid="0022c5bd"/>
    </style:style>
    <style:style style:name="P21" style:family="paragraph" style:parent-style-name="Table_20_Contents">
      <style:text-properties officeooo:rsid="002394b2" officeooo:paragraph-rsid="002394b2"/>
    </style:style>
    <style:style style:name="P22" style:family="paragraph" style:parent-style-name="Table_20_Contents">
      <style:text-properties officeooo:rsid="0024b852" officeooo:paragraph-rsid="0024b852"/>
    </style:style>
    <style:style style:name="P23" style:family="paragraph" style:parent-style-name="Table_20_Contents">
      <style:text-properties officeooo:rsid="00265d06" officeooo:paragraph-rsid="00265d06"/>
    </style:style>
    <style:style style:name="P24" style:family="paragraph" style:parent-style-name="Table_20_Contents">
      <style:text-properties officeooo:rsid="001cdc34" officeooo:paragraph-rsid="001cdc34"/>
    </style:style>
    <style:style style:name="P25" style:family="paragraph" style:parent-style-name="Table_20_Contents">
      <style:text-properties officeooo:rsid="0026bcdd" officeooo:paragraph-rsid="0026bcdd"/>
    </style:style>
    <style:style style:name="T1" style:family="text">
      <style:text-properties officeooo:rsid="000f72ef"/>
    </style:style>
    <style:style style:name="T2" style:family="text">
      <style:text-properties officeooo:rsid="0010cba1"/>
    </style:style>
    <style:style style:name="T3" style:family="text">
      <style:text-properties officeooo:rsid="00170e6d"/>
    </style:style>
    <style:style style:name="T4" style:family="text">
      <style:text-properties officeooo:rsid="001807a9"/>
    </style:style>
    <style:style style:name="T5" style:family="text">
      <style:text-properties officeooo:rsid="002394b2"/>
    </style:style>
    <style:style style:name="T6" style:family="text">
      <style:text-properties officeooo:rsid="0024b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кета программиста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Фамилия, Имя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4">Место работ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6">Должность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С какого года Вы пишете программы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 <text:span text:style-name="T2">перв</text:span>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<text:span text:style-name="T3">На к</text:span>аки<text:span text:style-name="T3">х</text:span> язык<text:span text:style-name="T3">ах</text:span> <text:span text:style-name="T1">программирования </text:span>В<text:span text:style-name="T3">ам</text:span> <text:span text:style-name="T3">довелось программировать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Какие языки <text:span text:style-name="T1">программирования </text:span>Вы <text:span text:style-name="T3">используете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 любим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5">Какие языки программирования Вам хочется изучи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2">Ваша любимая конструкция цикл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а любимая структура данных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7">Ваша любимая синтаксическая идио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Ваш любимый образец проектирования (design pattern)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Ваше любимое средство проектирования программ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">Ваш любим<text:span text:style-name="T4">ый инструмент разработки программ (редактор, IDE)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7">Ваш любим<text:span text:style-name="T4">ый инструмент отладки</text:span>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7">Ваш любим<text:span text:style-name="T4">ый инструмент тестирования</text:span></text:p>
          </table:table-cell>
          <table:table-cell table:style-name="Таблица1.B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8">Ваш любим<text:span text:style-name="T5">ое средство управления версиями исходного кода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Ваша любимая <text:span text:style-name="T3">ОС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1">Ваша любимая СУБД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5">Ваша любимая аппаратная платфор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Какими своими программами Вы можете гордиться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Какие программы Вам хотелось бы написа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Какие профессиональные практики Вы применяете при разработке? (TDD, BDD, <text:span text:style-name="T6">agile и т. п.</text:span>)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3">Какие практики, приёмы, технологии разработки программ Вы считаете наиболее важными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0">Какие Интернет-ресурсы Вы порекоменд<text:span text:style-name="T5">уете</text:span> для повышения профессионального уровня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Какие книги по <text:s/>профессии произвели на Вас наибольшее впечатление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Какие выдающиеся программисты вспоминаются первыми?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4">Чем Вас привлекает профессия программиста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23">Какими знаниями и умениями, по Вашему мнению, должен обладать профессиональный программист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3">Что бы Вы посоветовали начинающим программистам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9">Чем Вы увлекаетесь помимо программирования?</text:p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  <text:p text:style-name="P3">Дата заполнен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56:28.123432892</meta:creation-date>
    <meta:generator>LibreOffice/6.1.5.2$Linux_x86 LibreOffice_project/10$Build-2</meta:generator>
    <dc:date>2020-02-25T07:58:34.405440152</dc:date>
    <meta:editing-duration>PT58M20S</meta:editing-duration>
    <meta:editing-cycles>23</meta:editing-cycles>
    <meta:document-statistic meta:table-count="1" meta:image-count="0" meta:object-count="0" meta:page-count="3" meta:paragraph-count="34" meta:word-count="180" meta:character-count="1434" meta:non-whitespace-character-count="1287"/>
  </office:meta>
</office:document-meta>
</file>